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iberation Mono', Menlo, Courier, monospace"/>
    <style:font-face style:name="Helvetica Neue" svg:font-family="'Helvetica Neue', Helvetica, 'Segoe UI', Arial, freesans, sans-serif"/>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1665in" style:line-height-at-least="0.2602in" fo:text-indent="0in" style:auto-text-indent="false"/>
      <style:text-properties fo:font-variant="normal" fo:text-transform="none" fo:color="#333333" style:font-name="Helvetica Neue" fo:font-size="12pt" fo:letter-spacing="normal" fo:font-style="normal" fo:font-weight="normal"/>
    </style:style>
    <style:style style:name="P2" style:family="paragraph" style:parent-style-name="Text_20_body">
      <style:paragraph-properties fo:margin-left="0in" fo:margin-right="0in" fo:margin-top="0in" fo:margin-bottom="0.1665in" style:line-height-at-least="0.2602in" fo:text-indent="0in" style:auto-text-indent="false"/>
    </style:style>
    <style:style style:name="P3" style:family="paragraph" style:parent-style-name="Text_20_body">
      <style:paragraph-properties fo:margin-left="0in" fo:margin-right="0in" fo:margin-top="0in" fo:margin-bottom="0in" style:line-height-at-least="0.2602in" fo:text-indent="0in" style:auto-text-indent="false"/>
    </style:style>
    <style:style style:name="P4" style:family="paragraph" style:parent-style-name="Text_20_body">
      <style:paragraph-properties fo:margin-left="0in" fo:margin-right="0in" fo:margin-top="0in" fo:margin-bottom="0in" style:line-height-at-least="0.2602in" fo:text-indent="0in" style:auto-text-indent="false" fo:padding="0in" fo:border="none"/>
    </style:style>
    <style:style style:name="P5" style:family="paragraph" style:parent-style-name="Text_20_body" style:list-style-name="L2">
      <style:paragraph-properties fo:margin-left="0in" fo:margin-right="0in" fo:margin-top="0in" fo:margin-bottom="0in" style:line-height-at-least="0.2602in" fo:text-indent="0in" style:auto-text-indent="false" fo:padding="0in" fo:border="none"/>
    </style:style>
    <style:style style:name="P6" style:family="paragraph" style:parent-style-name="Text_20_body" style:list-style-name="L4">
      <style:paragraph-properties fo:margin-left="0in" fo:margin-right="0in" fo:margin-top="0in" fo:margin-bottom="0in" style:line-height-at-least="0.2602in" fo:text-indent="0in" style:auto-text-indent="false" fo:padding="0in" fo:border="none"/>
    </style:style>
    <style:style style:name="P7" style:family="paragraph" style:parent-style-name="Text_20_body" style:list-style-name="L5">
      <style:paragraph-properties fo:margin-left="0in" fo:margin-right="0in" fo:margin-top="0in" fo:margin-bottom="0in" style:line-height-at-least="0.2602in" fo:text-indent="0in" style:auto-text-indent="false" fo:padding="0in" fo:border="none"/>
    </style:style>
    <style:style style:name="P8" style:family="paragraph" style:parent-style-name="Text_20_body" style:list-style-name="L6">
      <style:paragraph-properties fo:margin-left="0in" fo:margin-right="0in" fo:margin-top="0in" fo:margin-bottom="0in" style:line-height-at-least="0.2602in" fo:text-indent="0in" style:auto-text-indent="false" fo:padding="0in" fo:border="none"/>
    </style:style>
    <style:style style:name="P9" style:family="paragraph" style:parent-style-name="Text_20_body" style:list-style-name="L8">
      <style:paragraph-properties fo:margin-left="0in" fo:margin-right="0in" fo:margin-top="0in" fo:margin-bottom="0in" style:line-height-at-least="0.2602in" fo:text-indent="0in" style:auto-text-indent="false" fo:padding="0in" fo:border="none"/>
    </style:style>
    <style:style style:name="P10" style:family="paragraph" style:parent-style-name="Text_20_body" style:list-style-name="L9">
      <style:paragraph-properties fo:margin-left="0in" fo:margin-right="0in" fo:margin-top="0in" fo:margin-bottom="0in" style:line-height-at-least="0.2602in" fo:text-indent="0in" style:auto-text-indent="false" fo:padding="0in" fo:border="none"/>
    </style:style>
    <style:style style:name="P11" style:family="paragraph" style:parent-style-name="Text_20_body" style:list-style-name="L10">
      <style:paragraph-properties fo:margin-left="0in" fo:margin-right="0in" fo:margin-top="0in" fo:margin-bottom="0in" style:line-height-at-least="0.2602in" fo:text-indent="0in" style:auto-text-indent="false" fo:padding="0in" fo:border="none"/>
    </style:style>
    <style:style style:name="P12" style:family="paragraph" style:parent-style-name="Text_20_body" style:list-style-name="L11">
      <style:paragraph-properties fo:margin-left="0in" fo:margin-right="0in" fo:margin-top="0in" fo:margin-bottom="0in" style:line-height-at-least="0.2602in" fo:text-indent="0in" style:auto-text-indent="false" fo:padding="0in" fo:border="none"/>
    </style:style>
    <style:style style:name="P13" style:family="paragraph" style:parent-style-name="Text_20_body" style:list-style-name="L12">
      <style:paragraph-properties fo:margin-left="0in" fo:margin-right="0in" fo:margin-top="0in" fo:margin-bottom="0in" style:line-height-at-least="0.2602in" fo:text-indent="0in" style:auto-text-indent="false" fo:padding="0in" fo:border="none"/>
    </style:style>
    <style:style style:name="P14" style:family="paragraph" style:parent-style-name="Text_20_body" style:list-style-name="L13">
      <style:paragraph-properties fo:margin-left="0in" fo:margin-right="0in" fo:margin-top="0in" fo:margin-bottom="0in" style:line-height-at-least="0.2602in" fo:text-indent="0in" style:auto-text-indent="false" fo:padding="0in" fo:border="none"/>
    </style:style>
    <style:style style:name="P15" style:family="paragraph" style:parent-style-name="Text_20_body" style:list-style-name="L14">
      <style:paragraph-properties fo:margin-left="0in" fo:margin-right="0in" fo:margin-top="0in" fo:margin-bottom="0in" style:line-height-at-least="0.2602in" fo:text-indent="0in" style:auto-text-indent="false" fo:padding="0in" fo:border="none"/>
    </style:style>
    <style:style style:name="P16" style:family="paragraph" style:parent-style-name="Text_20_body" style:list-style-name="L15">
      <style:paragraph-properties fo:margin-left="0in" fo:margin-right="0in" fo:margin-top="0in" fo:margin-bottom="0in" style:line-height-at-least="0.2602in" fo:text-indent="0in" style:auto-text-indent="false" fo:padding="0in" fo:border="none"/>
    </style:style>
    <style:style style:name="P17" style:family="paragraph" style:parent-style-name="Text_20_body" style:list-style-name="L16">
      <style:paragraph-properties fo:margin-left="0in" fo:margin-right="0in" fo:margin-top="0in" fo:margin-bottom="0in" style:line-height-at-least="0.2602in" fo:text-indent="0in" style:auto-text-indent="false" fo:padding="0in" fo:border="none"/>
    </style:style>
    <style:style style:name="P18" style:family="paragraph" style:parent-style-name="Text_20_body" style:list-style-name="L17">
      <style:paragraph-properties fo:margin-left="0in" fo:margin-right="0in" fo:margin-top="0in" fo:margin-bottom="0in" style:line-height-at-least="0.2602in" fo:text-indent="0in" style:auto-text-indent="false" fo:padding="0in" fo:border="none"/>
    </style:style>
    <style:style style:name="P19" style:family="paragraph" style:parent-style-name="Text_20_body" style:list-style-name="L18">
      <style:paragraph-properties fo:margin-left="0in" fo:margin-right="0in" fo:margin-top="0in" fo:margin-bottom="0in" style:line-height-at-least="0.2602in" fo:text-indent="0in" style:auto-text-indent="false" fo:padding="0in" fo:border="none"/>
    </style:style>
    <style:style style:name="P20" style:family="paragraph" style:parent-style-name="Text_20_body" style:list-style-name="L19">
      <style:paragraph-properties fo:margin-left="0in" fo:margin-right="0in" fo:margin-top="0in" fo:margin-bottom="0in" style:line-height-at-least="0.2602in" fo:text-indent="0in" style:auto-text-indent="false" fo:padding="0in" fo:border="none"/>
    </style:style>
    <style:style style:name="P21" style:family="paragraph" style:parent-style-name="Text_20_body" style:list-style-name="L20">
      <style:paragraph-properties fo:margin-left="0in" fo:margin-right="0in" fo:margin-top="0in" fo:margin-bottom="0in" style:line-height-at-least="0.2602in" fo:text-indent="0in" style:auto-text-indent="false" fo:padding="0in" fo:border="none"/>
    </style:style>
    <style:style style:name="P22" style:family="paragraph" style:parent-style-name="Text_20_body" style:list-style-name="L1">
      <style:paragraph-properties fo:margin-top="0in" fo:margin-bottom="0.1665in" style:line-height-at-least="0.2602in" fo:padding="0in" fo:border="none"/>
      <style:text-properties fo:font-variant="normal" fo:text-transform="none" fo:color="#333333" style:font-name="Helvetica Neue" fo:font-size="12pt" fo:letter-spacing="normal" fo:font-style="normal" fo:font-weight="normal"/>
    </style:style>
    <style:style style:name="P23" style:family="paragraph" style:parent-style-name="Text_20_body" style:list-style-name="L2">
      <style:paragraph-properties fo:margin-top="0in" fo:margin-bottom="0.1665in" style:line-height-at-least="0.2602in" fo:padding="0in" fo:border="none"/>
      <style:text-properties fo:font-variant="normal" fo:text-transform="none" fo:color="#333333" style:font-name="Helvetica Neue" fo:font-size="12pt" fo:letter-spacing="normal" fo:font-style="normal" fo:font-weight="normal"/>
    </style:style>
    <style:style style:name="P24" style:family="paragraph" style:parent-style-name="Text_20_body" style:list-style-name="L3">
      <style:paragraph-properties fo:margin-top="0in" fo:margin-bottom="0.1665in" style:line-height-at-least="0.2602in" fo:padding="0in" fo:border="none"/>
      <style:text-properties fo:font-variant="normal" fo:text-transform="none" fo:color="#333333" style:font-name="Helvetica Neue" fo:font-size="12pt" fo:letter-spacing="normal" fo:font-style="normal" fo:font-weight="normal"/>
    </style:style>
    <style:style style:name="P25" style:family="paragraph" style:parent-style-name="Text_20_body" style:list-style-name="L7">
      <style:paragraph-properties fo:margin-top="0in" fo:margin-bottom="0.1665in" style:line-height-at-least="0.2602in" fo:padding="0in" fo:border="none"/>
      <style:text-properties fo:font-variant="normal" fo:text-transform="none" fo:color="#333333" style:font-name="Helvetica Neue" fo:font-size="12pt" fo:letter-spacing="normal" fo:font-style="normal" fo:font-weight="normal"/>
    </style:style>
    <style:style style:name="P26" style:family="paragraph" style:parent-style-name="Text_20_body" style:list-style-name="L11">
      <style:paragraph-properties fo:margin-top="0in" fo:margin-bottom="0.1665in" style:line-height-at-least="0.2602in" fo:padding="0in" fo:border="none"/>
      <style:text-properties fo:font-variant="normal" fo:text-transform="none" fo:color="#333333" style:font-name="Helvetica Neue" fo:font-size="12pt" fo:letter-spacing="normal" fo:font-style="normal" fo:font-weight="normal"/>
    </style:style>
    <style:style style:name="P27" style:family="paragraph" style:parent-style-name="Text_20_body" style:list-style-name="L12">
      <style:paragraph-properties fo:margin-top="0in" fo:margin-bottom="0.1665in" style:line-height-at-least="0.2602in" fo:padding="0in" fo:border="none"/>
      <style:text-properties fo:font-variant="normal" fo:text-transform="none" fo:color="#333333" style:font-name="Helvetica Neue" fo:font-size="12pt" fo:letter-spacing="normal" fo:font-style="normal" fo:font-weight="normal"/>
    </style:style>
    <style:style style:name="P28" style:family="paragraph" style:parent-style-name="Text_20_body" style:list-style-name="L13">
      <style:paragraph-properties fo:margin-top="0in" fo:margin-bottom="0.1665in" style:line-height-at-least="0.2602in" fo:padding="0in" fo:border="none"/>
      <style:text-properties fo:font-variant="normal" fo:text-transform="none" fo:color="#333333" style:font-name="Helvetica Neue" fo:font-size="12pt" fo:letter-spacing="normal" fo:font-style="normal" fo:font-weight="normal"/>
    </style:style>
    <style:style style:name="P29" style:family="paragraph" style:parent-style-name="Text_20_body" style:list-style-name="L4">
      <style:paragraph-properties fo:margin-top="0.1665in" fo:margin-bottom="0.1665in" style:line-height-at-least="0.2602in" fo:padding="0in" fo:border="none"/>
      <style:text-properties fo:font-variant="normal" fo:text-transform="none" fo:color="#333333" style:font-name="Helvetica Neue" fo:font-size="12pt" fo:letter-spacing="normal" fo:font-style="normal" fo:font-weight="normal"/>
    </style:style>
    <style:style style:name="P30" style:family="paragraph" style:parent-style-name="Heading_20_1">
      <style:text-properties fo:font-variant="normal" fo:text-transform="none" fo:color="#333333" style:font-name="Helvetica Neue" fo:letter-spacing="normal" fo:font-style="normal" fo:font-weight="bold"/>
    </style:style>
    <style:style style:name="P31" style:family="paragraph" style:parent-style-name="Preformatted_20_Text">
      <style:paragraph-properties fo:margin-left="0in" fo:margin-right="0in" fo:margin-top="0in" fo:margin-bottom="0in" fo:line-height="145%" fo:text-indent="0in" style:auto-text-indent="false" fo:padding="0in" fo:border="none"/>
    </style:style>
    <style:style style:name="P32" style:family="paragraph" style:parent-style-name="Preformatted_20_Text">
      <style:paragraph-properties fo:margin-top="0in" fo:margin-bottom="0in" fo:line-height="145%" fo:padding="0in" fo:border="none"/>
    </style:style>
    <style:style style:name="P33" style:family="paragraph" style:parent-style-name="Heading_20_3">
      <style:paragraph-properties fo:margin-left="0in" fo:margin-right="0in" fo:margin-top="0in" fo:margin-bottom="0.1665in" fo:line-height="143%" fo:text-indent="0in" style:auto-text-indent="false"/>
      <style:text-properties fo:font-variant="normal" fo:text-transform="none" fo:color="#333333" style:font-name="Helvetica Neue" fo:letter-spacing="normal" fo:font-style="normal" fo:font-weight="bold"/>
    </style:style>
    <style:style style:name="P34" style:family="paragraph" style:parent-style-name="Heading_20_2">
      <style:paragraph-properties fo:margin-left="0in" fo:margin-right="0in" fo:margin-top="0in" fo:margin-bottom="0.1665in" fo:line-height="122%" fo:text-indent="0in" style:auto-text-indent="false" fo:padding="0in" fo:border="none"/>
      <style:text-properties fo:font-variant="normal" fo:text-transform="none" fo:color="#333333" style:font-name="Helvetica Neue" fo:letter-spacing="normal" fo:font-style="normal" fo:font-weight="bold"/>
    </style:style>
    <style:style style:name="T1" style:family="text">
      <style:text-properties fo:font-variant="normal" fo:text-transform="none" fo:color="#333333" style:font-name="Helvetica Neue" fo:font-size="12pt" fo:letter-spacing="normal" fo:font-style="normal" fo:font-weight="normal"/>
    </style:style>
    <style:style style:name="T2" style:family="text">
      <style:text-properties fo:font-variant="normal" fo:text-transform="none" fo:color="#333333" style:font-name="Helvetica Neue" fo:font-size="12pt" fo:letter-spacing="normal" fo:font-style="normal" fo:font-weight="bold"/>
    </style:style>
    <style:style style:name="T3" style:family="text">
      <style:text-properties fo:font-variant="normal" fo:text-transform="none" fo:color="#333333" style:font-name="Consolas" fo:font-size="9.75pt" fo:letter-spacing="normal" fo:font-style="normal" fo:font-weight="normal"/>
    </style:style>
    <style:style style:name="T4" style:family="text">
      <style:text-properties fo:font-variant="normal" fo:text-transform="none" fo:color="#333333" style:font-name="Consolas" fo:font-size="9.75pt" fo:letter-spacing="normal" fo:font-style="normal" fo:font-weight="normal" fo:background-color="transparent"/>
    </style:style>
    <style:style style:name="T5" style:family="text">
      <style:text-properties fo:font-variant="normal" fo:text-transform="none" fo:color="#333333" fo:letter-spacing="normal" fo:background-color="transparent"/>
    </style:style>
    <style:style style:name="T6" style:family="text">
      <style:text-properties fo:font-variant="normal" fo:text-transform="none" fo:color="#4183c4" style:text-line-through-style="none" style:font-name="Helvetica Neue" fo:font-size="12pt" fo:letter-spacing="normal" fo:font-style="normal" style:text-underline-style="none" fo:font-weight="normal" style:text-blinking="false" fo:background-color="transparent"/>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RTFM</text:h>
      <text:p text:style-name="P1">A project start for practicing using Firebase with AngularJS.</text:p>
      <text:p text:style-name="P1">We're going to create a multi-user, real-time forum (RTFM).</text:p>
      <text:h text:style-name="P34" text:outline-level="2"><text:bookmark text:name="user-content-step-1-create-project"/>Step 1: Create project</text:h>
      <text:list xml:id="list7801423594253011603" text:style-name="L1">
        <text:list-item>
          <text:p text:style-name="P22">Create the basic structure of your Angular application naming your app 'rtfmApp'.</text:p>
        </text:list-item>
        <text:list-item>
          <text:p text:style-name="P22">After you include Angular, include firebase, angularfire, and ngRoute as scripts in your html file (Google them), then the rest of your basic angular files.</text:p>
        </text:list-item>
      </text:list>
      <text:h text:style-name="P34" text:outline-level="2"><text:bookmark text:name="user-content-step-2-configure-module"/>Step 2: Configure Module</text:h>
      <text:list xml:id="list8428511154659701962" text:style-name="L2">
        <text:list-item>
          <text:p text:style-name="P5"><text:span text:style-name="T1">In your app.js file include </text:span><text:span text:style-name="Source_20_Text"><text:span text:style-name="T3">firebase</text:span></text:span><text:span text:style-name="T1"> and </text:span><text:span text:style-name="Source_20_Text"><text:span text:style-name="T3">ngRoute</text:span></text:span><text:span text:style-name="T1"> to your module's dependencies.</text:span></text:p>
        </text:list-item>
        <text:list-item>
          <text:p text:style-name="P5"><text:span text:style-name="T1">Add a </text:span><text:span text:style-name="Source_20_Text"><text:span text:style-name="T3">.config</text:span></text:span><text:span text:style-name="T1"> function and include </text:span><text:span text:style-name="Source_20_Text"><text:span text:style-name="T3">$routeProvider</text:span></text:span><text:span text:style-name="T1"> to your injections.</text:span></text:p>
        </text:list-item>
        <text:list-item>
          <text:p text:style-name="P5"><text:span text:style-name="T1">Create a router and add </text:span><text:span text:style-name="Source_20_Text"><text:span text:style-name="T3">/login</text:span></text:span><text:span text:style-name="T1">, </text:span><text:span text:style-name="Source_20_Text"><text:span text:style-name="T3">/threads</text:span></text:span><text:span text:style-name="T1"> and </text:span><text:span text:style-name="Source_20_Text"><text:span text:style-name="T3">/threads/:threadId</text:span></text:span><text:span text:style-name="T1"> as the URLS</text:span></text:p>
        </text:list-item>
        <text:list-item>
          <text:p text:style-name="P23">Use .otherwise and redirectTo '/login'</text:p>
        </text:list-item>
      </text:list>
      <text:h text:style-name="P34" text:outline-level="2"><text:bookmark text:name="user-content-step-3-create-login-view"/>Step 3: Create Login View</text:h>
      <text:list xml:id="list3019557720755918253" text:style-name="L3">
        <text:list-item>
          <text:p text:style-name="P24">In your index.html file include the following line to tie in your router.</text:p>
        </text:list-item>
      </text:list>
      <text:p text:style-name="P31"><text:span text:style-name="Source_20_Text"><text:span text:style-name="T4">&lt;!-- Add your site or application content here --&gt;</text:span></text:span></text:p>
      <text:p text:style-name="P32"><text:span text:style-name="Source_20_Text"><text:span text:style-name="T5"><text:s text:c="4"/></text:span></text:span><text:span text:style-name="Source_20_Text"><text:span text:style-name="T4">&lt;div class="container" ng-view&gt;&lt;/div&gt;</text:span></text:span></text:p>
      <text:list xml:id="list8570994614597813611" text:style-name="L4">
        <text:list-item>
          <text:p text:style-name="P29">Create a login folder and inside that folder create a login view and a login controller</text:p>
        </text:list-item>
        <text:list-item>
          <text:p text:style-name="P6"><text:span text:style-name="T1">Include your new view and controller in your </text:span><text:span text:style-name="Source_20_Text"><text:span text:style-name="T3">login</text:span></text:span><text:span text:style-name="T1"> route.</text:span></text:p>
        </text:list-item>
      </text:list>
      <text:h text:style-name="P34" text:outline-level="2"><text:bookmark text:name="user-content-step-3-set-up-environment-variables"/>Step 3: Set Up Environment Variables</text:h>
      <text:list xml:id="list8155230929152149143" text:style-name="L5">
        <text:list-item>
          <text:p text:style-name="P7"><text:span text:style-name="T1">Create a new file at </text:span><text:span text:style-name="Source_20_Text"><text:span text:style-name="T3">/app/env.js</text:span></text:span><text:span text:style-name="T1"> and set it up like so...</text:span></text:p>
        </text:list-item>
      </text:list>
      <text:p text:style-name="P31"><text:span text:style-name="Source_20_Text"><text:span text:style-name="T4">window.env = {</text:span></text:span></text:p>
      <text:p text:style-name="P32"><text:span text:style-name="Source_20_Text"><text:span text:style-name="T5"><text:s text:c="2"/></text:span></text:span><text:span text:style-name="Source_20_Text"><text:span text:style-name="T4">"environment": "development",</text:span></text:span></text:p>
      <text:p text:style-name="P32"><text:span text:style-name="Source_20_Text"><text:span text:style-name="T5"><text:s text:c="2"/></text:span></text:span><text:span text:style-name="Source_20_Text"><text:span text:style-name="T4">"firebase": "https://rtfm-demo.firebaseio.com/chris"</text:span></text:span></text:p>
      <text:p text:style-name="P32"><text:span text:style-name="Source_20_Text"><text:span text:style-name="T4">};</text:span></text:span></text:p>
      <text:p text:style-name="P4"><text:span text:style-name="T1">Feel free to use my </text:span><text:span text:style-name="Source_20_Text"><text:span text:style-name="T3">rtfm-demo</text:span></text:span><text:span text:style-name="T1"> firebase, or create you own at </text:span><text:a xlink:type="simple" xlink:href="https://firebase.com/" text:style-name="Internet_20_link" text:visited-style-name="Visited_20_Internet_20_Link"><text:span text:style-name="T6">firebase.com</text:span></text:a><text:span text:style-name="T1">. If you use my </text:span><text:soft-page-break/><text:span text:style-name="T1">firebase, please change the base to reflect your name rather than 'chris'. For example you could use</text:span><text:span text:style-name="Source_20_Text"><text:span text:style-name="T3">https://rtfm-demo.firebaseio.com/supermario</text:span></text:span><text:span text:style-name="T1">. All this will do is nest your firebase data under</text:span><text:span text:style-name="Source_20_Text"><text:span text:style-name="T3">supermario</text:span></text:span><text:span text:style-name="T1"> so that your data doesn't mix with the rest of the group's.</text:span></text:p>
      <text:list xml:id="list4279262595771185693" text:style-name="L6">
        <text:list-item>
          <text:p text:style-name="P8"><text:span text:style-name="T1">Include </text:span><text:span text:style-name="Source_20_Text"><text:span text:style-name="T3">env.js</text:span></text:span><text:span text:style-name="T1"> in your </text:span><text:span text:style-name="Source_20_Text"><text:span text:style-name="T3">index.html</text:span></text:span><text:span text:style-name="T1"> file so that </text:span><text:span text:style-name="Source_20_Text"><text:span text:style-name="T3">window.env</text:span></text:span><text:span text:style-name="T1"> is created before the rest of your JS files load.</text:span></text:p>
        </text:list-item>
      </text:list>
      <text:p text:style-name="P31"><text:span text:style-name="Source_20_Text"><text:span text:style-name="T4">&lt;!--Environment vars attached to window.env--&gt;</text:span></text:span></text:p>
      <text:p text:style-name="P32"><text:span text:style-name="Source_20_Text"><text:span text:style-name="T5"><text:s text:c="2"/></text:span></text:span><text:span text:style-name="Source_20_Text"><text:span text:style-name="T4">&lt;script src="env.js"&gt;&lt;/script&gt;</text:span></text:span></text:p>
      <text:p text:style-name="P32"/>
      <text:p text:style-name="P32"><text:span text:style-name="Source_20_Text"><text:span text:style-name="T4">&lt;!-- included scripts --&gt;</text:span></text:span></text:p>
      <text:p text:style-name="P32"><text:span text:style-name="Source_20_Text"><text:span text:style-name="T5"><text:s text:c="2"/></text:span></text:span><text:span text:style-name="Source_20_Text"><text:span text:style-name="T4">&lt;script src="path/to/angular.js"&gt;&lt;/script&gt;</text:span></text:span></text:p>
      <text:p text:style-name="P32"><text:span text:style-name="Source_20_Text"><text:span text:style-name="T5"><text:s text:c="2"/></text:span></text:span><text:span text:style-name="Source_20_Text"><text:span text:style-name="T4">&lt;script src="path/to/firebase.js"&gt;&lt;/script&gt;</text:span></text:span></text:p>
      <text:p text:style-name="P32"><text:span text:style-name="Source_20_Text"><text:span text:style-name="T5"><text:s text:c="2"/></text:span></text:span><text:span text:style-name="Source_20_Text"><text:span text:style-name="T4">&lt;script src="etc/etc/etc"&gt;&lt;/script&gt;</text:span></text:span></text:p>
      <text:p text:style-name="P32"><text:span text:style-name="Source_20_Text"><text:span text:style-name="T4">&lt;!-- end scripts --&gt;</text:span></text:span></text:p>
      <text:list xml:id="list621149264220089711" text:style-name="L7">
        <text:list-item>
          <text:p text:style-name="P25">Create an EnvironmentService to make your environment variables injectable into any Angular module.</text:p>
        </text:list-item>
      </text:list>
      <text:p text:style-name="P31"><text:span text:style-name="Source_20_Text"><text:span text:style-name="T4">angular.module('rtfmApp')</text:span></text:span></text:p>
      <text:p text:style-name="P32"><text:span text:style-name="Source_20_Text"><text:span text:style-name="T5"><text:s text:c="2"/></text:span></text:span><text:span text:style-name="Source_20_Text"><text:span text:style-name="T4">.service('EnvironmentService', function EnvironmentService($window) {</text:span></text:span></text:p>
      <text:p text:style-name="P32"><text:span text:style-name="Source_20_Text"><text:span text:style-name="T5"><text:s text:c="4"/></text:span></text:span><text:span text:style-name="Source_20_Text"><text:span text:style-name="T4">return {</text:span></text:span></text:p>
      <text:p text:style-name="P32"><text:span text:style-name="Source_20_Text"><text:span text:style-name="T5"><text:s text:c="6"/></text:span></text:span><text:span text:style-name="Source_20_Text"><text:span text:style-name="T4">getEnv: function () {</text:span></text:span></text:p>
      <text:p text:style-name="P32"><text:span text:style-name="Source_20_Text"><text:span text:style-name="T5"><text:s text:c="8"/></text:span></text:span><text:span text:style-name="Source_20_Text"><text:span text:style-name="T4">return $window.env;</text:span></text:span></text:p>
      <text:p text:style-name="P32"><text:span text:style-name="Source_20_Text"><text:span text:style-name="T5"><text:s text:c="6"/></text:span></text:span><text:span text:style-name="Source_20_Text"><text:span text:style-name="T4">}</text:span></text:span></text:p>
      <text:p text:style-name="P32"><text:span text:style-name="Source_20_Text"><text:span text:style-name="T5"><text:s text:c="4"/></text:span></text:span><text:span text:style-name="Source_20_Text"><text:span text:style-name="T4">}</text:span></text:span></text:p>
      <text:p text:style-name="P32"><text:span text:style-name="Source_20_Text"><text:span text:style-name="T5"><text:s text:c="2"/></text:span></text:span><text:span text:style-name="Source_20_Text"><text:span text:style-name="T4">});</text:span></text:span></text:p>
      <text:list xml:id="list7676408143190044273" text:style-name="L8">
        <text:list-item>
          <text:p text:style-name="P9"><text:span text:style-name="T1">Inject </text:span><text:span text:style-name="Source_20_Text"><text:span text:style-name="T3">EnvironmentService</text:span></text:span><text:span text:style-name="T1"> into your </text:span><text:span text:style-name="Source_20_Text"><text:span text:style-name="T3">LoginCtrl</text:span></text:span><text:span text:style-name="T1"> and assign your environment to </text:span><text:span text:style-name="Source_20_Text"><text:span text:style-name="T3">$scope.env</text:span></text:span><text:span text:style-name="T1">, then read out </text:span><text:span text:style-name="Source_20_Text"><text:span text:style-name="T3">{{ env }}}</text:span></text:span><text:span text:style-name="T1"> in your </text:span><text:span text:style-name="Source_20_Text"><text:span text:style-name="T3">login.html</text:span></text:span><text:span text:style-name="T1"> view to confirm that your environment variables are injecting correctly. You should see your </text:span><text:span text:style-name="Source_20_Text"><text:span text:style-name="T3">window.env</text:span></text:span><text:span text:style-name="T1"> object logged out onto your login view.</text:span></text:p>
        </text:list-item>
      </text:list>
      <text:h text:style-name="P34" text:outline-level="2"><text:bookmark text:name="user-content-step-4-create-a-login-form"/>Step 4: Create a Login Form</text:h>
      <text:list xml:id="list8606497923824289197" text:style-name="L9">
        <text:list-item>
          <text:p text:style-name="P10"><text:span text:style-name="T1">Open up </text:span><text:span text:style-name="Source_20_Text"><text:span text:style-name="T3">login.html</text:span></text:span><text:span text:style-name="T1"> and create a text input bound to </text:span><text:span text:style-name="Source_20_Text"><text:span text:style-name="T3">$scope.username</text:span></text:span><text:span text:style-name="T1"> and a button that calls</text:span><text:span text:style-name="Source_20_Text"><text:span text:style-name="T3">logMeIn(username)</text:span></text:span><text:span text:style-name="T1"> when clicked.</text:span></text:p>
        </text:list-item>
      </text:list>
      <text:p text:style-name="P31"><text:span text:style-name="Source_20_Text"><text:span text:style-name="T4">&lt;p&gt;This is the login view.&lt;/p&gt;</text:span></text:span></text:p>
      <text:p text:style-name="P32"/>
      <text:p text:style-name="P32"><text:span text:style-name="Source_20_Text"><text:span text:style-name="T4">&lt;div&gt;</text:span></text:span></text:p>
      <text:p text:style-name="P32"><text:span text:style-name="Source_20_Text"><text:span text:style-name="T5"><text:s text:c="4"/></text:span></text:span><text:span text:style-name="Source_20_Text"><text:span text:style-name="T4">&lt;input type="text" ng-model="username"/&gt;</text:span></text:span></text:p>
      <text:p text:style-name="P32"><text:span text:style-name="Source_20_Text"><text:span text:style-name="T5"><text:s text:c="4"/></text:span></text:span><text:span text:style-name="Source_20_Text"><text:span text:style-name="T4">&lt;button ng-click="logMeIn(username)"&gt;Log In&lt;/button&gt;</text:span></text:span></text:p>
      <text:p text:style-name="P32"><text:span text:style-name="Source_20_Text"><text:span text:style-name="T4">&lt;/div&gt;</text:span></text:span></text:p>
      <text:list xml:id="list5262754896235607675" text:style-name="L10">
        <text:list-item>
          <text:p text:style-name="P11"><text:soft-page-break/><text:span text:style-name="T1">Create the </text:span><text:span text:style-name="Source_20_Text"><text:span text:style-name="T3">logMeIn</text:span></text:span><text:span text:style-name="T1"> function in your </text:span><text:span text:style-name="Source_20_Text"><text:span text:style-name="T3">LoginCtrl</text:span></text:span><text:span text:style-name="T1">. Have it </text:span><text:span text:style-name="Source_20_Text"><text:span text:style-name="T3">alert</text:span></text:span><text:span text:style-name="T1"> the username for now.</text:span></text:p>
        </text:list-item>
        <text:list-item>
          <text:p text:style-name="P11"><text:span text:style-name="T1">Create a function in </text:span><text:span text:style-name="Source_20_Text"><text:span text:style-name="T3">EnvironmentService</text:span></text:span><text:span text:style-name="T1"> called </text:span><text:span text:style-name="Source_20_Text"><text:span text:style-name="T3">saveUsername</text:span></text:span><text:span text:style-name="T1"> that accepts a username and saves it to local storage using </text:span><text:span text:style-name="Source_20_Text"><text:span text:style-name="T3">$window.localStorage.setItem('username', username);</text:span></text:span><text:span text:style-name="T1">.</text:span></text:p>
        </text:list-item>
        <text:list-item>
          <text:p text:style-name="P11"><text:span text:style-name="T1">Create another function in </text:span><text:span text:style-name="Source_20_Text"><text:span text:style-name="T3">EnvironmentSerice</text:span></text:span><text:span text:style-name="T1"> called </text:span><text:span text:style-name="Source_20_Text"><text:span text:style-name="T3">getUsername</text:span></text:span><text:span text:style-name="T1"> that returns the username with $window.localStorage.getItem('username');</text:span></text:p>
        </text:list-item>
        <text:list-item>
          <text:p text:style-name="P11"><text:span text:style-name="T1">Inject </text:span><text:span text:style-name="Source_20_Text"><text:span text:style-name="T3">$location</text:span></text:span><text:span text:style-name="T1"> into </text:span><text:span text:style-name="Source_20_Text"><text:span text:style-name="T3">LoginCtrl</text:span></text:span><text:span text:style-name="T1"> and use it to forward the user to the </text:span><text:span text:style-name="Source_20_Text"><text:span text:style-name="T3">threads</text:span></text:span><text:span text:style-name="T1"> route after login (which is /threads as the URL, hint, look up how to use $location to redirect to a different URL). Here's an example of how to do that. Change the code to work with your app.</text:span></text:p>
        </text:list-item>
      </text:list>
      <text:p text:style-name="P31"><text:span text:style-name="Source_20_Text"><text:span text:style-name="T4">$scope.$apply(function(){</text:span></text:span></text:p>
      <text:p text:style-name="P32"><text:span text:style-name="Source_20_Text"><text:span text:style-name="T5"><text:s text:c="4"/></text:span></text:span><text:span text:style-name="Source_20_Text"><text:span text:style-name="T4">$location.path('/dashboard/' + user.uid)</text:span></text:span></text:p>
      <text:p text:style-name="P32"><text:span text:style-name="Source_20_Text"><text:span text:style-name="T4">});</text:span></text:span></text:p>
      <text:list xml:id="list2010229929444877643" text:style-name="L11">
        <text:list-item>
          <text:p text:style-name="P12"><text:span text:style-name="T1">Create a </text:span><text:span text:style-name="Source_20_Text"><text:span text:style-name="T3">threads.html</text:span></text:span><text:span text:style-name="T1"> view and a </text:span><text:span text:style-name="Source_20_Text"><text:span text:style-name="T3">ThreadsCtrl</text:span></text:span><text:span text:style-name="T1"> controller in the appropriate folder. Add the new view and controller to the </text:span><text:span text:style-name="Source_20_Text"><text:span text:style-name="T3">threads</text:span></text:span><text:span text:style-name="T1"> route in </text:span><text:span text:style-name="Source_20_Text"><text:span text:style-name="T3">app.js</text:span></text:span><text:span text:style-name="T1">.</text:span></text:p>
        </text:list-item>
        <text:list-item>
          <text:p text:style-name="P26">Test your login and make sure that it forwards you to the stubbed threads view.</text:p>
        </text:list-item>
      </text:list>
      <text:h text:style-name="P34" text:outline-level="2"><text:bookmark text:name="user-content-step-5-protect-our-routes"/>Step 5: Protect our Routes</text:h>
      <text:p text:style-name="P1">A problem we're going to run into as we're setting up our routing is sometimes we only want certain authenticated users to see certain routes. What we're going to do in this step is to secure our routes so only those people who we want to see certain routes will be able to.</text:p>
      <text:list xml:id="list5789243017974408320" text:style-name="L12">
        <text:list-item>
          <text:p text:style-name="P27">Head over to your app.js file and under your .config block, add a new .run block. This .run block will be the first thing that Angular runs before your app starts to be initialized.</text:p>
        </text:list-item>
        <text:list-item>
          <text:p text:style-name="P13"><text:span text:style-name="T1">Pass the .run function a callback that accepts three parameters, </text:span><text:span text:style-name="Source_20_Text"><text:span text:style-name="T3">$rootScope</text:span></text:span><text:span text:style-name="T1">, </text:span><text:span text:style-name="Source_20_Text"><text:span text:style-name="T3">$location</text:span></text:span><text:span text:style-name="T1">, and</text:span><text:span text:style-name="Source_20_Text"><text:span text:style-name="T3">EnvironmentService</text:span></text:span><text:span text:style-name="T1">. $rootScope is exactly like </text:span><text:span text:style-name="Source_20_Text"><text:span text:style-name="T3">$scope</text:span></text:span><text:span text:style-name="T1">, but it's global in the sense that anywhere in your application you can get properties that are on </text:span><text:span text:style-name="Source_20_Text"><text:span text:style-name="T3">$rootScope</text:span></text:span><text:span text:style-name="T1">. $location allows us to redirect to different locations if we need to. EnvironmentService is where we're going to check if our user is Authenticated.</text:span></text:p>
        </text:list-item>
        <text:list-item>
          <text:p text:style-name="P13"><text:span text:style-name="T1">Inside of our callback we're going to listen for the </text:span><text:span text:style-name="Source_20_Text"><text:span text:style-name="T3">$routeChangeStart</text:span></text:span><text:span text:style-name="T1"> event. Whenever a route changes in our application, angular will emit a '$routeChangeStart' which will run our callback. The bigger picture here is that on every route change, we're going to check if that specific user should be seeing that new view.</text:span></text:p>
        </text:list-item>
      </text:list>
      <text:p text:style-name="P31"><text:span text:style-name="Source_20_Text"><text:span text:style-name="T5"><text:s text:c="2"/></text:span></text:span><text:span text:style-name="Source_20_Text"><text:span text:style-name="T4">$rootScope.$on('THEEVENT', function(){</text:span></text:span></text:p>
      <text:p text:style-name="P32"><text:span text:style-name="Source_20_Text"><text:span text:style-name="T5"><text:s text:c="4"/></text:span></text:span><text:span text:style-name="Source_20_Text"><text:span text:style-name="T4">//callback</text:span></text:span></text:p>
      <text:p text:style-name="P32"><text:soft-page-break/><text:span text:style-name="Source_20_Text"><text:span text:style-name="T5"><text:s text:c="2"/></text:span></text:span><text:span text:style-name="Source_20_Text"><text:span text:style-name="T4">})</text:span></text:span></text:p>
      <text:p text:style-name="P1">is how you tell angular to listen for certain events. So in side your .run block, tell angular to listen for the '$routeChangeStart' event and pass it a callback function with a 'event', 'next', and 'current' parameter. As you can imagine, 'event' is the event that's happening, 'next' is the route the application is going to, and 'current' is the current route the application is on. 4. Inside your callback, check to see if ```EnvironmentService.getUserName()''' returns a truthy value, if it doesn't that means the user hasn't been created - which means we need to redirect the user to the login page IE $location.path('/login'). If it does, set a property on $rootScope (for now) of username with the value being what getUserName returned.</text:p>
      <text:h text:style-name="P34" text:outline-level="2"><text:bookmark text:name="user-content-step-4-create-a-thread-service-and-use-firebase-refs"/>Step 4: Create a Thread Service and Use Firebase Refs</text:h>
      <text:list xml:id="list5934531437843611211" text:style-name="L13">
        <text:list-item>
          <text:p text:style-name="P28">Create a ThreadService and put it the appropriate folder.</text:p>
        </text:list-item>
        <text:list-item>
          <text:p text:style-name="P14"><text:span text:style-name="T1">Create methods named </text:span><text:span text:style-name="Source_20_Text"><text:span text:style-name="T3">getThreads</text:span></text:span><text:span text:style-name="T1"> and </text:span><text:span text:style-name="Source_20_Text"><text:span text:style-name="T3">getThread</text:span></text:span><text:span text:style-name="T1"> to generate AngularFire references to all threads and any individual thread. You'll need to inject </text:span><text:span text:style-name="Source_20_Text"><text:span text:style-name="T3">EnvironmentService</text:span></text:span><text:span text:style-name="T1"> to get your Firebase url and you'll need to inject </text:span><text:span text:style-name="Source_20_Text"><text:span text:style-name="T3">$firebase</text:span></text:span><text:span text:style-name="T1"> to generate Firebase references (heretofore referred to as "refs").</text:span></text:p>
        </text:list-item>
      </text:list>
      <text:p text:style-name="P31"><text:span text:style-name="Source_20_Text"><text:span text:style-name="T4">angular.module('rtfmApp')</text:span></text:span></text:p>
      <text:p text:style-name="P32"><text:span text:style-name="Source_20_Text"><text:span text:style-name="T5"><text:s text:c="2"/></text:span></text:span><text:span text:style-name="Source_20_Text"><text:span text:style-name="T4">.service('ThreadService', function ThreadService(EnvironmentService, $firebase) {</text:span></text:span></text:p>
      <text:p text:style-name="P32"><text:span text:style-name="Source_20_Text"><text:span text:style-name="T5"><text:s text:c="4"/></text:span></text:span><text:span text:style-name="Source_20_Text"><text:span text:style-name="T4">var firebaseUrl = EnvironmentService.getEnv().firebase;</text:span></text:span></text:p>
      <text:p text:style-name="P32"/>
      <text:p text:style-name="P32"><text:span text:style-name="Source_20_Text"><text:span text:style-name="T5"><text:s text:c="4"/></text:span></text:span><text:span text:style-name="Source_20_Text"><text:span text:style-name="T4">return {</text:span></text:span></text:p>
      <text:p text:style-name="P32"><text:span text:style-name="Source_20_Text"><text:span text:style-name="T5"><text:s text:c="6"/></text:span></text:span><text:span text:style-name="Source_20_Text"><text:span text:style-name="T4">getThreads: function () {</text:span></text:span></text:p>
      <text:p text:style-name="P32"><text:span text:style-name="Source_20_Text"><text:span text:style-name="T5"><text:s text:c="8"/></text:span></text:span><text:span text:style-name="Source_20_Text"><text:span text:style-name="T4">return $firebase(new Firebase(firebaseUrl + '/threads'));</text:span></text:span></text:p>
      <text:p text:style-name="P32"><text:span text:style-name="Source_20_Text"><text:span text:style-name="T5"><text:s text:c="6"/></text:span></text:span><text:span text:style-name="Source_20_Text"><text:span text:style-name="T4">},</text:span></text:span></text:p>
      <text:p text:style-name="P32"/>
      <text:p text:style-name="P32"><text:span text:style-name="Source_20_Text"><text:span text:style-name="T5"><text:s text:c="6"/></text:span></text:span><text:span text:style-name="Source_20_Text"><text:span text:style-name="T4">getThread: function (threadId) {</text:span></text:span></text:p>
      <text:p text:style-name="P32"><text:span text:style-name="Source_20_Text"><text:span text:style-name="T5"><text:s text:c="8"/></text:span></text:span><text:span text:style-name="Source_20_Text"><text:span text:style-name="T4">return $firebase(new Firebase(firebaseUrl + '/threads/' + threadId));</text:span></text:span></text:p>
      <text:p text:style-name="P32"><text:span text:style-name="Source_20_Text"><text:span text:style-name="T5"><text:s text:c="6"/></text:span></text:span><text:span text:style-name="Source_20_Text"><text:span text:style-name="T4">}</text:span></text:span></text:p>
      <text:p text:style-name="P32"><text:span text:style-name="Source_20_Text"><text:span text:style-name="T5"><text:s text:c="4"/></text:span></text:span><text:span text:style-name="Source_20_Text"><text:span text:style-name="T4">}</text:span></text:span></text:p>
      <text:p text:style-name="P32"><text:span text:style-name="Source_20_Text"><text:span text:style-name="T5"><text:s text:c="2"/></text:span></text:span><text:span text:style-name="Source_20_Text"><text:span text:style-name="T4">});</text:span></text:span></text:p>
      <text:list xml:id="list5782572637491076487" text:style-name="L14">
        <text:list-item>
          <text:p text:style-name="P15"><text:span text:style-name="T1">Inject the </text:span><text:span text:style-name="Source_20_Text"><text:span text:style-name="T3">threadsRef</text:span></text:span><text:span text:style-name="T1"> into the </text:span><text:span text:style-name="Source_20_Text"><text:span text:style-name="T3">ThreadsCtrl</text:span></text:span><text:span text:style-name="T1"> using a </text:span><text:span text:style-name="Source_20_Text"><text:span text:style-name="T3">resolve</text:span></text:span><text:span text:style-name="T1"> attribute in your router.</text:span></text:p>
        </text:list-item>
      </text:list>
      <text:p text:style-name="P31"><text:span text:style-name="Source_20_Text"><text:span text:style-name="T4">.when('/threads', {</text:span></text:span></text:p>
      <text:p text:style-name="P32"><text:span text:style-name="Source_20_Text"><text:span text:style-name="T5"><text:s text:c="2"/></text:span></text:span><text:span text:style-name="Source_20_Text"><text:span text:style-name="T4">templateUrl: 'views/threads.html',</text:span></text:span></text:p>
      <text:p text:style-name="P32"><text:span text:style-name="Source_20_Text"><text:span text:style-name="T5"><text:s text:c="2"/></text:span></text:span><text:span text:style-name="Source_20_Text"><text:span text:style-name="T4">controller: 'ThreadsCtrl',</text:span></text:span></text:p>
      <text:p text:style-name="P32"><text:span text:style-name="Source_20_Text"><text:span text:style-name="T5"><text:s text:c="2"/></text:span></text:span><text:span text:style-name="Source_20_Text"><text:span text:style-name="T4">resolve: {</text:span></text:span></text:p>
      <text:p text:style-name="P32"><text:span text:style-name="Source_20_Text"><text:span text:style-name="T5"><text:s text:c="4"/></text:span></text:span><text:span text:style-name="Source_20_Text"><text:span text:style-name="T4">threadsRef: function (ThreadService) {</text:span></text:span></text:p>
      <text:p text:style-name="P32"><text:soft-page-break/><text:span text:style-name="Source_20_Text"><text:span text:style-name="T5"><text:s text:c="6"/></text:span></text:span><text:span text:style-name="Source_20_Text"><text:span text:style-name="T4">return ThreadService.getThreads();</text:span></text:span></text:p>
      <text:p text:style-name="P32"><text:span text:style-name="Source_20_Text"><text:span text:style-name="T5"><text:s text:c="4"/></text:span></text:span><text:span text:style-name="Source_20_Text"><text:span text:style-name="T4">}</text:span></text:span></text:p>
      <text:p text:style-name="P32"><text:span text:style-name="Source_20_Text"><text:span text:style-name="T5"><text:s text:c="2"/></text:span></text:span><text:span text:style-name="Source_20_Text"><text:span text:style-name="T4">}</text:span></text:span></text:p>
      <text:p text:style-name="P32"><text:span text:style-name="Source_20_Text"><text:span text:style-name="T4">})</text:span></text:span></text:p>
      <text:list xml:id="list4270250382273917981" text:style-name="L15">
        <text:list-item>
          <text:p text:style-name="P16"><text:span text:style-name="T1">Open up your </text:span><text:span text:style-name="Source_20_Text"><text:span text:style-name="T3">ThreadsCtrl</text:span></text:span><text:span text:style-name="T1"> located in </text:span><text:span text:style-name="Source_20_Text"><text:span text:style-name="T3">threads.js</text:span></text:span><text:span text:style-name="T1">. Add </text:span><text:span text:style-name="Source_20_Text"><text:span text:style-name="T3">threadsRef</text:span></text:span><text:span text:style-name="T1"> to its injections and bind</text:span><text:span text:style-name="Source_20_Text"><text:span text:style-name="T3">threads.$asArray()</text:span></text:span><text:span text:style-name="T1"> to scope.</text:span></text:p>
        </text:list-item>
      </text:list>
      <text:p text:style-name="P31"><text:span text:style-name="Source_20_Text"><text:span text:style-name="T4">// app/scripts/controllers/threads.js</text:span></text:span></text:p>
      <text:p text:style-name="P32"/>
      <text:p text:style-name="P32"><text:span text:style-name="Source_20_Text"><text:span text:style-name="T4">'use strict';</text:span></text:span></text:p>
      <text:p text:style-name="P32"/>
      <text:p text:style-name="P32"><text:span text:style-name="Source_20_Text"><text:span text:style-name="T4">angular.module('rtfmApp')</text:span></text:span></text:p>
      <text:p text:style-name="P32"><text:span text:style-name="Source_20_Text"><text:span text:style-name="T5"><text:s text:c="2"/></text:span></text:span><text:span text:style-name="Source_20_Text"><text:span text:style-name="T4">.controller('ThreadsCtrl', function ($scope, threadsRef) {</text:span></text:span></text:p>
      <text:p text:style-name="P32"><text:span text:style-name="Source_20_Text"><text:span text:style-name="T5"><text:s text:c="4"/></text:span></text:span><text:span text:style-name="Source_20_Text"><text:span text:style-name="T4">$scope.threads = threadsRef.$asArray();</text:span></text:span></text:p>
      <text:p text:style-name="P32"><text:span text:style-name="Source_20_Text"><text:span text:style-name="T5"><text:s text:c="2"/></text:span></text:span><text:span text:style-name="Source_20_Text"><text:span text:style-name="T4">});</text:span></text:span></text:p>
      <text:p text:style-name="P32"/>
      <text:p text:style-name="P2"><text:span text:style-name="Strong_20_Emphasis"><text:span text:style-name="Emphasis"><text:span text:style-name="T2">Why $asArray()???</text:span></text:span></text:span></text:p>
      <text:p text:style-name="P4"><text:span text:style-name="T1">If you </text:span><text:a xlink:type="simple" xlink:href="https://www.firebase.com/docs/web/libraries/angular/api.html#angularfire-firebase" text:style-name="Internet_20_link" text:visited-style-name="Visited_20_Internet_20_Link"><text:span text:style-name="T6">read the docs</text:span></text:a><text:span text:style-name="T1">, you'll see that AngularFire refs generated with </text:span><text:span text:style-name="Source_20_Text"><text:span text:style-name="T3">$firebase</text:span></text:span><text:span text:style-name="T1"> are meant for certain kinds of low-level Firebase transactions. You don't want to use raw AngularFire refs very often... you want to use </text:span><text:span text:style-name="Source_20_Text"><text:span text:style-name="T3">$asArray()</text:span></text:span><text:span text:style-name="T1"> or </text:span><text:span text:style-name="Source_20_Text"><text:span text:style-name="T3">$asObject()</text:span></text:span><text:span text:style-name="T1"> to convert the ref into an AngularFire array or an AngularFire object. These "arrays" and objects are designed very specifically to work with Angular views.</text:span></text:p>
      <text:p text:style-name="P1">AngularFire "arrays" are not true JavaScript arrays (hence the quotation marks), but they are as close as you'll get to an array with Firebase. Firebase doesn't support JavaScript arrays for some very fundamental reasons related to data integrity... but AngularFire "arrays" provide functionality that is very similar to the JS arrays with which you are familiar.</text:p>
      <text:p text:style-name="P4"><text:span text:style-name="T1">You'll use </text:span><text:span text:style-name="Source_20_Text"><text:span text:style-name="T3">$asObject()</text:span></text:span><text:span text:style-name="T1"> when you want to interact with the individual keys of the Firebase ref like you would with a JS object. For instance, a single thread would be treated as an object so that you could do things like this:</text:span></text:p>
      <text:p text:style-name="P31"><text:span text:style-name="Source_20_Text"><text:span text:style-name="T4">var thread = threadRef.$asObject();</text:span></text:span></text:p>
      <text:p text:style-name="P32"><text:span text:style-name="Source_20_Text"><text:span text:style-name="T4">thread.title = "This is a new thread";</text:span></text:span></text:p>
      <text:p text:style-name="P32"><text:span text:style-name="Source_20_Text"><text:span text:style-name="T4">thread.$save();</text:span></text:span></text:p>
      <text:p text:style-name="P4"><text:span text:style-name="T1">Notice that we you could set the object property </text:span><text:span text:style-name="Source_20_Text"><text:span text:style-name="T3">thread.title</text:span></text:span><text:span text:style-name="T1"> just as you would any JS object.</text:span></text:p>
      <text:h text:style-name="P33" text:outline-level="3"><text:bookmark text:name="user-content-step-5-set-up-threads-view"/>Step 5: Set up Threads view</text:h>
      <text:list xml:id="list873438941005085225" text:style-name="L16">
        <text:list-item>
          <text:p text:style-name="P17"><text:span text:style-name="T1">Let's set up </text:span><text:span text:style-name="Source_20_Text"><text:span text:style-name="T3">threads.html</text:span></text:span><text:span text:style-name="T1"> with a list of threads, an input and a button to create a new thread, and links to each thread's unique page.</text:span></text:p>
        </text:list-item>
      </text:list>
      <text:p text:style-name="P31"><text:soft-page-break/><text:span text:style-name="Source_20_Text"><text:span text:style-name="T4">&lt;div&gt;</text:span></text:span></text:p>
      <text:p text:style-name="P32"><text:span text:style-name="Source_20_Text"><text:span text:style-name="T5"><text:s text:c="4"/></text:span></text:span><text:span text:style-name="Source_20_Text"><text:span text:style-name="T4">&lt;p&gt;Threads&lt;/p&gt;</text:span></text:span></text:p>
      <text:p text:style-name="P32"/>
      <text:p text:style-name="P32"><text:span text:style-name="Source_20_Text"><text:span text:style-name="T5"><text:s text:c="4"/></text:span></text:span><text:span text:style-name="Source_20_Text"><text:span text:style-name="T4">&lt;form name="newThreadForm"&gt;</text:span></text:span></text:p>
      <text:p text:style-name="P32"><text:span text:style-name="Source_20_Text"><text:span text:style-name="T5"><text:s text:c="8"/></text:span></text:span><text:span text:style-name="Source_20_Text"><text:span text:style-name="T4">&lt;input type="text" ng-model="newThreadTitle" placeholder="New thread title..." required/&gt;</text:span></text:span></text:p>
      <text:p text:style-name="P32"><text:span text:style-name="Source_20_Text"><text:span text:style-name="T5"><text:s text:c="8"/></text:span></text:span><text:span text:style-name="Source_20_Text"><text:span text:style-name="T4">&lt;button ng-disabled="newThreadForm.$invalid" ng-click="createThread(username, newThreadTitle)"&gt;Add Thread&lt;/button&gt;</text:span></text:span></text:p>
      <text:p text:style-name="P32"><text:span text:style-name="Source_20_Text"><text:span text:style-name="T5"><text:s text:c="4"/></text:span></text:span><text:span text:style-name="Source_20_Text"><text:span text:style-name="T4">&lt;/form&gt;</text:span></text:span></text:p>
      <text:p text:style-name="P32"/>
      <text:p text:style-name="P32"><text:span text:style-name="Source_20_Text"><text:span text:style-name="T5"><text:s text:c="4"/></text:span></text:span><text:span text:style-name="Source_20_Text"><text:span text:style-name="T4">&lt;ul&gt;</text:span></text:span></text:p>
      <text:p text:style-name="P32"><text:span text:style-name="Source_20_Text"><text:span text:style-name="T5"><text:s text:c="8"/></text:span></text:span><text:span text:style-name="Source_20_Text"><text:span text:style-name="T4">&lt;li ng-repeat="thread in threads"&gt;</text:span></text:span></text:p>
      <text:p text:style-name="P32"><text:span text:style-name="Source_20_Text"><text:span text:style-name="T5"><text:s text:c="12"/></text:span></text:span><text:span text:style-name="Source_20_Text"><text:span text:style-name="T4">&lt;a ng-href="#/thread/{{thread.$id}}"&gt;</text:span></text:span></text:p>
      <text:p text:style-name="P32"><text:span text:style-name="Source_20_Text"><text:span text:style-name="T5"><text:s text:c="16"/></text:span></text:span><text:span text:style-name="Source_20_Text"><text:span text:style-name="T4">&lt;span&gt;{{ thread.title }}&lt;/span&gt;</text:span></text:span></text:p>
      <text:p text:style-name="P32"><text:span text:style-name="Source_20_Text"><text:span text:style-name="T5"><text:s text:c="16"/></text:span></text:span><text:span text:style-name="Source_20_Text"><text:span text:style-name="T4">&lt;span&gt;(by {{ thread.username }})&lt;/span&gt;</text:span></text:span></text:p>
      <text:p text:style-name="P32"><text:span text:style-name="Source_20_Text"><text:span text:style-name="T5"><text:s text:c="12"/></text:span></text:span><text:span text:style-name="Source_20_Text"><text:span text:style-name="T4">&lt;/a&gt;</text:span></text:span></text:p>
      <text:p text:style-name="P32"><text:span text:style-name="Source_20_Text"><text:span text:style-name="T5"><text:s text:c="8"/></text:span></text:span><text:span text:style-name="Source_20_Text"><text:span text:style-name="T4">&lt;/li&gt;</text:span></text:span></text:p>
      <text:p text:style-name="P32"><text:span text:style-name="Source_20_Text"><text:span text:style-name="T5"><text:s text:c="4"/></text:span></text:span><text:span text:style-name="Source_20_Text"><text:span text:style-name="T4">&lt;/ul&gt;</text:span></text:span></text:p>
      <text:p text:style-name="P32"><text:span text:style-name="Source_20_Text"><text:span text:style-name="T4">&lt;/div&gt;</text:span></text:span></text:p>
      <text:list xml:id="list6065570115356502754" text:style-name="L17">
        <text:list-item>
          <text:p text:style-name="P18"><text:span text:style-name="T1">You'll need to create a function in your </text:span><text:span text:style-name="Source_20_Text"><text:span text:style-name="T3">ThreadsCtrl</text:span></text:span><text:span text:style-name="T1"> named </text:span><text:span text:style-name="Source_20_Text"><text:span text:style-name="T3">createThread</text:span></text:span><text:span text:style-name="T1">. This function must be attached to </text:span><text:span text:style-name="Source_20_Text"><text:span text:style-name="T3">$scope</text:span></text:span><text:span text:style-name="T1"> and should accept a username and a thread title as arguments. It will then use the AngularFire "array" </text:span><text:span text:style-name="Source_20_Text"><text:span text:style-name="T3">$add</text:span></text:span><text:span text:style-name="T1"> function to add the new thread to the </text:span><text:span text:style-name="Source_20_Text"><text:span text:style-name="T3">threads</text:span></text:span><text:span text:style-name="T1"> array. Once you get this working, you'll be able to add threads in your view and watch them automatically add themselves to the threads list.</text:span></text:p>
        </text:list-item>
      </text:list>
      <text:p text:style-name="P31"><text:span text:style-name="Source_20_Text"><text:span text:style-name="T4">angular.module('rtfmApp')</text:span></text:span></text:p>
      <text:p text:style-name="P32"><text:span text:style-name="Source_20_Text"><text:span text:style-name="T5"><text:s text:c="2"/></text:span></text:span><text:span text:style-name="Source_20_Text"><text:span text:style-name="T4">.controller('ThreadsCtrl', function ($scope, threadsRef) {</text:span></text:span></text:p>
      <text:p text:style-name="P32"/>
      <text:p text:style-name="P32"><text:span text:style-name="Source_20_Text"><text:span text:style-name="T5"><text:s text:c="4"/></text:span></text:span><text:span text:style-name="Source_20_Text"><text:span text:style-name="T4">$scope.threads = threadsRef.$asArray();</text:span></text:span></text:p>
      <text:p text:style-name="P32"/>
      <text:p text:style-name="P32"><text:span text:style-name="Source_20_Text"><text:span text:style-name="T5"><text:s text:c="4"/></text:span></text:span><text:span text:style-name="Source_20_Text"><text:span text:style-name="T4">$scope.threads.$loaded().then(function (threads) {</text:span></text:span></text:p>
      <text:p text:style-name="P32"><text:span text:style-name="Source_20_Text"><text:span text:style-name="T5"><text:s text:c="6"/></text:span></text:span><text:span text:style-name="Source_20_Text"><text:span text:style-name="T4">console.log(threads);</text:span></text:span></text:p>
      <text:p text:style-name="P32"><text:span text:style-name="Source_20_Text"><text:span text:style-name="T5"><text:s text:c="4"/></text:span></text:span><text:span text:style-name="Source_20_Text"><text:span text:style-name="T4">});</text:span></text:span></text:p>
      <text:p text:style-name="P32"/>
      <text:p text:style-name="P32"><text:span text:style-name="Source_20_Text"><text:span text:style-name="T5"><text:s text:c="4"/></text:span></text:span><text:span text:style-name="Source_20_Text"><text:span text:style-name="T4">$scope.createThread = function (username, title) {</text:span></text:span></text:p>
      <text:p text:style-name="P32"><text:span text:style-name="Source_20_Text"><text:span text:style-name="T5"><text:s text:c="6"/></text:span></text:span><text:span text:style-name="Source_20_Text"><text:span text:style-name="T4">$scope.threads.$add({</text:span></text:span></text:p>
      <text:p text:style-name="P32"><text:span text:style-name="Source_20_Text"><text:span text:style-name="T5"><text:s text:c="8"/></text:span></text:span><text:span text:style-name="Source_20_Text"><text:span text:style-name="T4">username: username,</text:span></text:span></text:p>
      <text:p text:style-name="P32"><text:span text:style-name="Source_20_Text"><text:span text:style-name="T5"><text:s text:c="8"/></text:span></text:span><text:span text:style-name="Source_20_Text"><text:span text:style-name="T4">title: title</text:span></text:span></text:p>
      <text:p text:style-name="P32"><text:span text:style-name="Source_20_Text"><text:span text:style-name="T5"><text:s text:c="6"/></text:span></text:span><text:span text:style-name="Source_20_Text"><text:span text:style-name="T4">});</text:span></text:span></text:p>
      <text:p text:style-name="P32"/>
      <text:p text:style-name="P32"><text:soft-page-break/><text:span text:style-name="Source_20_Text"><text:span text:style-name="T5"><text:s text:c="4"/></text:span></text:span><text:span text:style-name="Source_20_Text"><text:span text:style-name="T4">}</text:span></text:span></text:p>
      <text:p text:style-name="P32"/>
      <text:p text:style-name="P32"><text:span text:style-name="Source_20_Text"><text:span text:style-name="T5"><text:s text:c="2"/></text:span></text:span><text:span text:style-name="Source_20_Text"><text:span text:style-name="T4">});</text:span></text:span></text:p>
      <text:h text:style-name="P33" text:outline-level="3"><text:bookmark text:name="user-content-step-6-set-up-individual-thread-views"/>Step 6: Set Up Individual Thread Views</text:h>
      <text:list xml:id="list691994881184277978" text:style-name="L18">
        <text:list-item>
          <text:p text:style-name="P19"><text:span text:style-name="T1">Create a </text:span><text:span text:style-name="Source_20_Text"><text:span text:style-name="T3">ThreadCtrl</text:span></text:span><text:span text:style-name="T1"> and a </text:span><text:span text:style-name="Source_20_Text"><text:span text:style-name="T3">thread.html</text:span></text:span></text:p>
        </text:list-item>
        <text:list-item>
          <text:p text:style-name="P19"><text:span text:style-name="T1">Add the new controller and view to the </text:span><text:span text:style-name="Source_20_Text"><text:span text:style-name="T3">thread</text:span></text:span><text:span text:style-name="T1"> route in </text:span><text:span text:style-name="Source_20_Text"><text:span text:style-name="T3">app.js</text:span></text:span><text:span text:style-name="T1">. Also create a resolve for </text:span><text:span text:style-name="Source_20_Text"><text:span text:style-name="T3">thread</text:span></text:span><text:span text:style-name="T1">that uses </text:span><text:span text:style-name="Source_20_Text"><text:span text:style-name="T3">$route.current.params.threadId</text:span></text:span><text:span text:style-name="T1"> and </text:span><text:span text:style-name="Source_20_Text"><text:span text:style-name="T3">ThreadService.getThread()</text:span></text:span><text:span text:style-name="T1"> to inject each thread's AngularFire ref into your new </text:span><text:span text:style-name="Source_20_Text"><text:span text:style-name="T3">ThreadCtrl</text:span></text:span><text:span text:style-name="T1">.</text:span></text:p>
        </text:list-item>
      </text:list>
      <text:p text:style-name="P31"><text:span text:style-name="Source_20_Text"><text:span text:style-name="T4">.when('thread/:threadId', {</text:span></text:span></text:p>
      <text:p text:style-name="P32"><text:span text:style-name="Source_20_Text"><text:span text:style-name="T5"><text:s text:c="2"/></text:span></text:span><text:span text:style-name="Source_20_Text"><text:span text:style-name="T4">templateUrl: 'views/thread.html',</text:span></text:span></text:p>
      <text:p text:style-name="P32"><text:span text:style-name="Source_20_Text"><text:span text:style-name="T5"><text:s text:c="2"/></text:span></text:span><text:span text:style-name="Source_20_Text"><text:span text:style-name="T4">controller: 'ThreadCtrl',</text:span></text:span></text:p>
      <text:p text:style-name="P32"><text:span text:style-name="Source_20_Text"><text:span text:style-name="T5"><text:s text:c="2"/></text:span></text:span><text:span text:style-name="Source_20_Text"><text:span text:style-name="T4">resolve: {</text:span></text:span></text:p>
      <text:p text:style-name="P32"><text:span text:style-name="Source_20_Text"><text:span text:style-name="T5"><text:s text:c="4"/></text:span></text:span><text:span text:style-name="Source_20_Text"><text:span text:style-name="T4">threadRef: function (ThreadService, $route) {</text:span></text:span></text:p>
      <text:p text:style-name="P32"><text:span text:style-name="Source_20_Text"><text:span text:style-name="T5"><text:s text:c="6"/></text:span></text:span><text:span text:style-name="Source_20_Text"><text:span text:style-name="T4">return ThreadService.getThread($route.current.params.threadId);</text:span></text:span></text:p>
      <text:p text:style-name="P32"><text:span text:style-name="Source_20_Text"><text:span text:style-name="T5"><text:s text:c="4"/></text:span></text:span><text:span text:style-name="Source_20_Text"><text:span text:style-name="T4">}</text:span></text:span></text:p>
      <text:p text:style-name="P32"><text:span text:style-name="Source_20_Text"><text:span text:style-name="T5"><text:s text:c="2"/></text:span></text:span><text:span text:style-name="Source_20_Text"><text:span text:style-name="T4">}</text:span></text:span></text:p>
      <text:p text:style-name="P32"><text:span text:style-name="Source_20_Text"><text:span text:style-name="T4">});</text:span></text:span></text:p>
      <text:list xml:id="list7740248146820393366" text:style-name="L19">
        <text:list-item>
          <text:p text:style-name="P20"><text:span text:style-name="T1">Inject </text:span><text:span text:style-name="Source_20_Text"><text:span text:style-name="T3">threadRef</text:span></text:span><text:span text:style-name="T1"> into your </text:span><text:span text:style-name="Source_20_Text"><text:span text:style-name="T3">ThreadCtrl</text:span></text:span><text:span text:style-name="T1"> and use AngularFire's </text:span><text:span text:style-name="Source_20_Text"><text:span text:style-name="T3">$asObject</text:span></text:span><text:span text:style-name="T1"> and </text:span><text:span text:style-name="Source_20_Text"><text:span text:style-name="T3">$bindTo</text:span></text:span><text:span text:style-name="T1"> methods to bind the thread to </text:span><text:span text:style-name="Source_20_Text"><text:span text:style-name="T3">$scope.thread</text:span></text:span><text:span text:style-name="T1">.</text:span></text:p>
        </text:list-item>
      </text:list>
      <text:p text:style-name="P31"><text:span text:style-name="Source_20_Text"><text:span text:style-name="T4">angular.module('rtfmApp')</text:span></text:span></text:p>
      <text:p text:style-name="P32"><text:span text:style-name="Source_20_Text"><text:span text:style-name="T5"><text:s text:c="2"/></text:span></text:span><text:span text:style-name="Source_20_Text"><text:span text:style-name="T4">.controller('ThreadCtrl', function ($scope, threadRef) {</text:span></text:span></text:p>
      <text:p text:style-name="P32"><text:span text:style-name="Source_20_Text"><text:span text:style-name="T5"><text:s text:c="4"/></text:span></text:span><text:span text:style-name="Source_20_Text"><text:span text:style-name="T4">var thread = threadRef.$asObject();</text:span></text:span></text:p>
      <text:p text:style-name="P32"/>
      <text:p text:style-name="P32"><text:span text:style-name="Source_20_Text"><text:span text:style-name="T5"><text:s text:c="4"/></text:span></text:span><text:span text:style-name="Source_20_Text"><text:span text:style-name="T4">thread.$bindTo($scope, 'thread');</text:span></text:span></text:p>
      <text:p text:style-name="P32"><text:span text:style-name="Source_20_Text"><text:span text:style-name="T5"><text:s text:c="2"/></text:span></text:span><text:span text:style-name="Source_20_Text"><text:span text:style-name="T4">});</text:span></text:span></text:p>
      <text:p text:style-name="P32"/>
      <text:p text:style-name="P2"><text:span text:style-name="Strong_20_Emphasis"><text:span text:style-name="Emphasis"><text:span text:style-name="T2">Why $asObject and $bindTo???</text:span></text:span></text:span></text:p>
      <text:p text:style-name="P4"><text:span text:style-name="T1">AngularFire refs can get converted into AngularFire "objects". These "objects" can be bound to </text:span><text:span text:style-name="Source_20_Text"><text:span text:style-name="T3">$scope</text:span></text:span><text:span text:style-name="T1">using AngularFire's </text:span><text:a xlink:type="simple" xlink:href="https://www.firebase.com/docs/web/libraries/angular/api.html#angularfire-firebaseobject-bindto-scope-varname" text:style-name="Internet_20_link" text:visited-style-name="Visited_20_Internet_20_Link"><text:span text:style-name="T6">$bindTo</text:span></text:a><text:span text:style-name="T1"> function. This sets up 3-way binding from your view, through </text:span><text:span text:style-name="Source_20_Text"><text:span text:style-name="T3">$scope</text:span></text:span><text:span text:style-name="T1"> and all the way back to your Firebase data store. You can edit these AngularFire "objects" in place in your view and watch the changes propagate throughout your entire app.</text:span></text:p>
      <text:list xml:id="list822289424009435809" text:style-name="L20">
        <text:list-item>
          <text:p text:style-name="P21"><text:span text:style-name="T1">Edit </text:span><text:span text:style-name="Source_20_Text"><text:span text:style-name="T3">app/views/thread.html</text:span></text:span><text:span text:style-name="T1"> to create a inputs to add comments under the thread as well as read out all existing comments.</text:span></text:p>
        </text:list-item>
      </text:list>
      <text:p text:style-name="P31"><text:span text:style-name="Source_20_Text"><text:span text:style-name="T4">&lt;div&gt;</text:span></text:span></text:p>
      <text:p text:style-name="P32"><text:span text:style-name="Source_20_Text"><text:span text:style-name="T5"><text:s text:c="4"/></text:span></text:span><text:span text:style-name="Source_20_Text"><text:span text:style-name="T4">&lt;h1&gt;{{ thread.title }} (by {{ thread.username }})&lt;/h1&gt;</text:span></text:span></text:p>
      <text:p text:style-name="P32"><text:soft-page-break/></text:p>
      <text:p text:style-name="P32"><text:span text:style-name="Source_20_Text"><text:span text:style-name="T5"><text:s text:c="4"/></text:span></text:span><text:span text:style-name="Source_20_Text"><text:span text:style-name="T4">&lt;form name="newCommentForm"&gt;</text:span></text:span></text:p>
      <text:p text:style-name="P32"><text:span text:style-name="Source_20_Text"><text:span text:style-name="T5"><text:s text:c="8"/></text:span></text:span><text:span text:style-name="Source_20_Text"><text:span text:style-name="T4">&lt;input type="text" ng-model="newCommentText" placeholder="Write a comment..." required/&gt;</text:span></text:span></text:p>
      <text:p text:style-name="P32"><text:span text:style-name="Source_20_Text"><text:span text:style-name="T5"><text:s text:c="8"/></text:span></text:span><text:span text:style-name="Source_20_Text"><text:span text:style-name="T4">&lt;button ng-disabled="newCommentForm.$invalid" ng-click="createComment(username, newCommentText)"&gt;Add Comment&lt;/button&gt;</text:span></text:span></text:p>
      <text:p text:style-name="P32"><text:span text:style-name="Source_20_Text"><text:span text:style-name="T5"><text:s text:c="4"/></text:span></text:span><text:span text:style-name="Source_20_Text"><text:span text:style-name="T4">&lt;/form&gt;</text:span></text:span></text:p>
      <text:p text:style-name="P32"/>
      <text:p text:style-name="P32"><text:span text:style-name="Source_20_Text"><text:span text:style-name="T5"><text:s text:c="4"/></text:span></text:span><text:span text:style-name="Source_20_Text"><text:span text:style-name="T4">&lt;ul&gt;</text:span></text:span></text:p>
      <text:p text:style-name="P32"><text:span text:style-name="Source_20_Text"><text:span text:style-name="T5"><text:s text:c="8"/></text:span></text:span><text:span text:style-name="Source_20_Text"><text:span text:style-name="T4">&lt;li ng-repeat="comment in comments"&gt;{{ comment.username }}: {{ comment.text }}&lt;/li&gt;</text:span></text:span></text:p>
      <text:p text:style-name="P32"><text:span text:style-name="Source_20_Text"><text:span text:style-name="T5"><text:s text:c="4"/></text:span></text:span><text:span text:style-name="Source_20_Text"><text:span text:style-name="T4">&lt;/ul&gt;</text:span></text:span></text:p>
      <text:p text:style-name="P32"><text:span text:style-name="Source_20_Text"><text:span text:style-name="T4">&lt;/div&gt;</text:span></text:span></text:p>
      <text:p text:style-name="P4"><text:span text:style-name="T1">Notice how we're looping through </text:span><text:span text:style-name="Source_20_Text"><text:span text:style-name="T3">comment in comments</text:span></text:span><text:span text:style-name="T1">? We're going to want each thread to have an "array" of comments in its Firebase data structure. We haven't created the </text:span><text:span text:style-name="Source_20_Text"><text:span text:style-name="T3">comments</text:span></text:span><text:span text:style-name="T1"> "array" yet, but we can create an AngularFire ref to it anyway. Firebase will treat that ref as if it already exists, so we can loop through it and add to it seamlessly. This will require creating a new </text:span><text:span text:style-name="Source_20_Text"><text:span text:style-name="T3">getComments</text:span></text:span><text:span text:style-name="T1"> method in</text:span><text:span text:style-name="Source_20_Text"><text:span text:style-name="T3">ThreadService</text:span></text:span><text:span text:style-name="T1"> and injecting this new </text:span><text:span text:style-name="Source_20_Text"><text:span text:style-name="T3">commentsRef</text:span></text:span><text:span text:style-name="T1"> into </text:span><text:span text:style-name="Source_20_Text"><text:span text:style-name="T3">ThreadCtrl</text:span></text:span><text:span text:style-name="T1"> using a </text:span><text:span text:style-name="Source_20_Text"><text:span text:style-name="T3">resolve</text:span></text:span><text:span text:style-name="T1"> in your </text:span><text:span text:style-name="Source_20_Text"><text:span text:style-name="T3">thread</text:span></text:span><text:span text:style-name="T1">route.</text:span></text:p>
      <text:p text:style-name="P4"><text:span text:style-name="T1">This may seem like a lot of steps, but you've already gone through these steps twice with </text:span><text:span text:style-name="Source_20_Text"><text:span text:style-name="T3">threadsRef</text:span></text:span><text:span text:style-name="T1">and </text:span><text:span text:style-name="Source_20_Text"><text:span text:style-name="T3">threadRef</text:span></text:span><text:span text:style-name="T1">. The new </text:span><text:span text:style-name="Source_20_Text"><text:span text:style-name="T3">commentsRef</text:span></text:span><text:span text:style-name="T1"> follows the same pattern.</text:span></text:p>
      <text:p text:style-name="P31"><text:span text:style-name="Source_20_Text"><text:span text:style-name="T4">angular.module('rtfmApp')</text:span></text:span></text:p>
      <text:p text:style-name="P32"><text:span text:style-name="Source_20_Text"><text:span text:style-name="T5"><text:s text:c="2"/></text:span></text:span><text:span text:style-name="Source_20_Text"><text:span text:style-name="T4">.service('ThreadService', function ThreadService(EnvironmentService, $firebase) {</text:span></text:span></text:p>
      <text:p text:style-name="P32"><text:span text:style-name="Source_20_Text"><text:span text:style-name="T5"><text:s text:c="4"/></text:span></text:span><text:span text:style-name="Source_20_Text"><text:span text:style-name="T4">var firebaseUrl = EnvironmentService.getEnv().firebase;</text:span></text:span></text:p>
      <text:p text:style-name="P32"/>
      <text:p text:style-name="P32"><text:span text:style-name="Source_20_Text"><text:span text:style-name="T5"><text:s text:c="4"/></text:span></text:span><text:span text:style-name="Source_20_Text"><text:span text:style-name="T4">return {</text:span></text:span></text:p>
      <text:p text:style-name="P32"><text:span text:style-name="Source_20_Text"><text:span text:style-name="T5"><text:s text:c="6"/></text:span></text:span><text:span text:style-name="Source_20_Text"><text:span text:style-name="T4">getThreads: function () {</text:span></text:span></text:p>
      <text:p text:style-name="P32"><text:span text:style-name="Source_20_Text"><text:span text:style-name="T5"><text:s text:c="8"/></text:span></text:span><text:span text:style-name="Source_20_Text"><text:span text:style-name="T4">return $firebase(new Firebase(firebaseUrl + '/threads'));</text:span></text:span></text:p>
      <text:p text:style-name="P32"><text:span text:style-name="Source_20_Text"><text:span text:style-name="T5"><text:s text:c="6"/></text:span></text:span><text:span text:style-name="Source_20_Text"><text:span text:style-name="T4">},</text:span></text:span></text:p>
      <text:p text:style-name="P32"/>
      <text:p text:style-name="P32"><text:span text:style-name="Source_20_Text"><text:span text:style-name="T5"><text:s text:c="6"/></text:span></text:span><text:span text:style-name="Source_20_Text"><text:span text:style-name="T4">getThread: function (threadId) {</text:span></text:span></text:p>
      <text:p text:style-name="P32"><text:span text:style-name="Source_20_Text"><text:span text:style-name="T5"><text:s text:c="8"/></text:span></text:span><text:span text:style-name="Source_20_Text"><text:span text:style-name="T4">return $firebase(new Firebase(firebaseUrl + '/threads/' + threadId));</text:span></text:span></text:p>
      <text:p text:style-name="P32"><text:span text:style-name="Source_20_Text"><text:span text:style-name="T5"><text:s text:c="6"/></text:span></text:span><text:span text:style-name="Source_20_Text"><text:span text:style-name="T4">},</text:span></text:span></text:p>
      <text:p text:style-name="P32"/>
      <text:p text:style-name="P32"><text:span text:style-name="Source_20_Text"><text:span text:style-name="T5"><text:s text:c="6"/></text:span></text:span><text:span text:style-name="Source_20_Text"><text:span text:style-name="T4">getComments: function (threadId) {</text:span></text:span></text:p>
      <text:p text:style-name="P32"><text:span text:style-name="Source_20_Text"><text:span text:style-name="T5"><text:s text:c="8"/></text:span></text:span><text:span text:style-name="Source_20_Text"><text:span text:style-name="T4">return $firebase(new Firebase(firebaseUrl + '/threads/' + threadId + '/comments'));</text:span></text:span></text:p>
      <text:p text:style-name="P32"><text:span text:style-name="Source_20_Text"><text:span text:style-name="T5"><text:s text:c="6"/></text:span></text:span><text:span text:style-name="Source_20_Text"><text:span text:style-name="T4">}</text:span></text:span></text:p>
      <text:p text:style-name="P32"><text:span text:style-name="Source_20_Text"><text:span text:style-name="T5"><text:s text:c="4"/></text:span></text:span><text:span text:style-name="Source_20_Text"><text:span text:style-name="T4">}</text:span></text:span></text:p>
      <text:p text:style-name="P32"><text:span text:style-name="Source_20_Text"><text:span text:style-name="T5"><text:s text:c="2"/></text:span></text:span><text:span text:style-name="Source_20_Text"><text:span text:style-name="T4">});</text:span></text:span></text:p>
      <text:p text:style-name="P32"/>
      <text:p text:style-name="P31"><text:soft-page-break/><text:span text:style-name="Source_20_Text"><text:span text:style-name="T4">.when('/thread', {</text:span></text:span></text:p>
      <text:p text:style-name="P32"><text:span text:style-name="Source_20_Text"><text:span text:style-name="T5"><text:s text:c="2"/></text:span></text:span><text:span text:style-name="Source_20_Text"><text:span text:style-name="T4">templateUrl: 'views/thread.html',</text:span></text:span></text:p>
      <text:p text:style-name="P32"><text:span text:style-name="Source_20_Text"><text:span text:style-name="T5"><text:s text:c="2"/></text:span></text:span><text:span text:style-name="Source_20_Text"><text:span text:style-name="T4">controller: 'ThreadCtrl',</text:span></text:span></text:p>
      <text:p text:style-name="P32"><text:span text:style-name="Source_20_Text"><text:span text:style-name="T5"><text:s text:c="2"/></text:span></text:span><text:span text:style-name="Source_20_Text"><text:span text:style-name="T4">resolve: {</text:span></text:span></text:p>
      <text:p text:style-name="P32"><text:span text:style-name="Source_20_Text"><text:span text:style-name="T5"><text:s text:c="4"/></text:span></text:span><text:span text:style-name="Source_20_Text"><text:span text:style-name="T4">threadRef: function (ThreadService, $route) {</text:span></text:span></text:p>
      <text:p text:style-name="P32"><text:span text:style-name="Source_20_Text"><text:span text:style-name="T5"><text:s text:c="6"/></text:span></text:span><text:span text:style-name="Source_20_Text"><text:span text:style-name="T4">return ThreadService.getThread($route.current.params.threadId);</text:span></text:span></text:p>
      <text:p text:style-name="P32"><text:span text:style-name="Source_20_Text"><text:span text:style-name="T5"><text:s text:c="4"/></text:span></text:span><text:span text:style-name="Source_20_Text"><text:span text:style-name="T4">},</text:span></text:span></text:p>
      <text:p text:style-name="P32"><text:span text:style-name="Source_20_Text"><text:span text:style-name="T5"><text:s text:c="4"/></text:span></text:span><text:span text:style-name="Source_20_Text"><text:span text:style-name="T4">commentsRef: function (ThreadService, $route) {</text:span></text:span></text:p>
      <text:p text:style-name="P32"><text:span text:style-name="Source_20_Text"><text:span text:style-name="T5"><text:s text:c="6"/></text:span></text:span><text:span text:style-name="Source_20_Text"><text:span text:style-name="T4">return ThreadService.getComments($route.current.params.threadId);</text:span></text:span></text:p>
      <text:p text:style-name="P32"><text:span text:style-name="Source_20_Text"><text:span text:style-name="T5"><text:s text:c="4"/></text:span></text:span><text:span text:style-name="Source_20_Text"><text:span text:style-name="T4">}</text:span></text:span></text:p>
      <text:p text:style-name="P32"><text:span text:style-name="Source_20_Text"><text:span text:style-name="T5"><text:s text:c="2"/></text:span></text:span><text:span text:style-name="Source_20_Text"><text:span text:style-name="T4">}</text:span></text:span></text:p>
      <text:p text:style-name="P32"><text:span text:style-name="Source_20_Text"><text:span text:style-name="T4">})</text:span></text:span></text:p>
      <text:p text:style-name="P31"><text:span text:style-name="Source_20_Text"><text:span text:style-name="T4">angular.module('rtfmApp')</text:span></text:span></text:p>
      <text:p text:style-name="P32"><text:span text:style-name="Source_20_Text"><text:span text:style-name="T5"><text:s text:c="2"/></text:span></text:span><text:span text:style-name="Source_20_Text"><text:span text:style-name="T4">.controller('ThreadCtrl', function ($scope, threadRef, commentsRef) {</text:span></text:span></text:p>
      <text:p text:style-name="P32"><text:span text:style-name="Source_20_Text"><text:span text:style-name="T5"><text:s text:c="4"/></text:span></text:span><text:span text:style-name="Source_20_Text"><text:span text:style-name="T4">var thread = threadRef.$asObject();</text:span></text:span></text:p>
      <text:p text:style-name="P32"/>
      <text:p text:style-name="P32"><text:span text:style-name="Source_20_Text"><text:span text:style-name="T5"><text:s text:c="4"/></text:span></text:span><text:span text:style-name="Source_20_Text"><text:span text:style-name="T4">thread.$bindTo($scope, 'thread');</text:span></text:span></text:p>
      <text:p text:style-name="P32"/>
      <text:p text:style-name="P32"><text:span text:style-name="Source_20_Text"><text:span text:style-name="T5"><text:s text:c="4"/></text:span></text:span><text:span text:style-name="Source_20_Text"><text:span text:style-name="T4">$scope.comments = commentsRef.$asArray();</text:span></text:span></text:p>
      <text:p text:style-name="P32"/>
      <text:p text:style-name="P32"><text:span text:style-name="Source_20_Text"><text:span text:style-name="T5"><text:s text:c="4"/></text:span></text:span><text:span text:style-name="Source_20_Text"><text:span text:style-name="T4">$scope.createComment = function (username, text) {</text:span></text:span></text:p>
      <text:p text:style-name="P32"><text:span text:style-name="Source_20_Text"><text:span text:style-name="T5"><text:s text:c="6"/></text:span></text:span><text:span text:style-name="Source_20_Text"><text:span text:style-name="T4">$scope.comments.$add({</text:span></text:span></text:p>
      <text:p text:style-name="P32"><text:span text:style-name="Source_20_Text"><text:span text:style-name="T5"><text:s text:c="8"/></text:span></text:span><text:span text:style-name="Source_20_Text"><text:span text:style-name="T4">username: username,</text:span></text:span></text:p>
      <text:p text:style-name="P32"><text:span text:style-name="Source_20_Text"><text:span text:style-name="T5"><text:s text:c="8"/></text:span></text:span><text:span text:style-name="Source_20_Text"><text:span text:style-name="T4">text: text</text:span></text:span></text:p>
      <text:p text:style-name="P32"><text:span text:style-name="Source_20_Text"><text:span text:style-name="T5"><text:s text:c="6"/></text:span></text:span><text:span text:style-name="Source_20_Text"><text:span text:style-name="T4">});</text:span></text:span></text:p>
      <text:p text:style-name="P32"><text:span text:style-name="Source_20_Text"><text:span text:style-name="T5"><text:s text:c="4"/></text:span></text:span><text:span text:style-name="Source_20_Text"><text:span text:style-name="T4">};</text:span></text:span></text:p>
      <text:p text:style-name="P32"><text:span text:style-name="Source_20_Text"><text:span text:style-name="T5"><text:s text:c="2"/></text:span></text:span><text:span text:style-name="Source_20_Text"><text:span text:style-name="T4">});</text:span></text:span></text:p>
      <text:p text:style-name="P4"><text:span text:style-name="T1">Notice that we've added a new </text:span><text:span text:style-name="Source_20_Text"><text:span text:style-name="T3">$scope.createComment</text:span></text:span><text:span text:style-name="T1"> function. This will get called from the</text:span><text:span text:style-name="Source_20_Text"><text:span text:style-name="T3">thread.html</text:span></text:span><text:span text:style-name="T1"> view and add a comment to your AngularFire </text:span><text:span text:style-name="Source_20_Text"><text:span text:style-name="T3">comments</text:span></text:span><text:span text:style-name="T1"> "array".</text:span></text:p>
      <text:h text:style-name="P34" text:outline-level="2"><text:bookmark text:name="user-content-black-diamond"/>Black Diamond</text:h>
      <text:p text:style-name="P4"><text:span text:style-name="T1">This is the seed of a functioning Angular + Firebase application. You could really take it anywhere, but a great first step would be to use </text:span><text:a xlink:type="simple" xlink:href="https://www.firebase.com/docs/web/libraries/angular/quickstart.html#section-authentication" text:style-name="Internet_20_link" text:visited-style-name="Visited_20_Internet_20_Link"><text:span text:style-name="T6">FirebaseSimpleLogin</text:span></text:a><text:span text:style-name="T1"> to create a real login system rather than the</text:span><text:span text:style-name="Source_20_Text"><text:span text:style-name="T3">localStorage</text:span></text:span><text:span text:style-name="T1"> hack that we've used here.</text:span></text:p>
      <text:p text:style-name="P1">You'll want to create users, get the logged in user and offer a "log out" button.</text:p>
      <text:p text:style-name="P3"><text:span text:style-name="T1">Check out this </text:span><text:a xlink:type="simple" xlink:href="https://gist.github.com/deltaepsilon/3b1b5cbc7ee889b2378b" text:style-name="Internet_20_link" text:visited-style-name="Visited_20_Internet_20_Link"><text:span text:style-name="T6">example user-service</text:span></text:a><text:span text:style-name="T1"> if you get stuck. It's got some more advanced code that may look confusing at first, but read through each function and try to understand what it's </text:span><text:soft-page-break/><text:span text:style-name="T1">doing. If you can't understand the function, skip it and circle back later. The important functions in this example are the simple one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iberation Mono', Menlo, Courier, monospace"/>
    <style:font-face style:name="Helvetica Neue" svg:font-family="'Helvetica Neue', Helvetica, 'Segoe UI', Arial, freesans, sans-serif"/>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 Woodis</meta:initial-creator>
    <meta:creation-date>2015-02-27T19:45:51.59</meta:creation-date>
    <meta:document-statistic meta:table-count="0" meta:image-count="0" meta:object-count="0" meta:page-count="10" meta:paragraph-count="215" meta:word-count="1985" meta:character-count="14353"/>
    <dc:date>2015-02-27T19:55:43.54</dc:date>
    <dc:creator>Steve Woodis</dc:creator>
    <meta:editing-duration>PT9M59S</meta:editing-duration>
    <meta:editing-cycles>1</meta:editing-cycles>
    <meta:generator>OpenOffice/4.1.1$Win32 OpenOffice.org_project/411m6$Build-9775</meta:generator>
  </office:meta>
</office:document-meta>
</file>